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ex</text:p>
      <text:p text:style-name="Standard"/>
      <text:p text:style-name="Standard">(ms?) - match multiline</text:p>
      <text:p text:style-name="Standard">.*? - non greedy match</text:p>
      <text:p text:style-name="Standard">\bword\b - word bound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14" meta:character-count="74" meta:non-whitespace-character-count="64"/>
    <meta:generator>LibreOfficeDev/6.0.5.2$Linux_X86_64 LibreOffice_project/</meta:generator>
  </office:meta>
</office:document-meta>
</file>